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9000003E6AB6718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6cm" svg:height="13.165cm" svg:x="2.52cm" svg:y="1.381cm">
          <draw:image xlink:href="Pictures/10000000000004C9000003E6AB67189F.png" xlink:type="simple" xlink:show="embed" xlink:actuate="onLoad">
            <text:p/>
          </draw:image>
        </draw:frame>
        <draw:custom-shape draw:style-name="gr2" draw:text-style-name="P1" draw:layer="layout" svg:width="2.905cm" svg:height="2.794cm" svg:x="15.732cm" svg:y="8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0:35:43.813321190</meta:creation-date>
    <dc:date>2016-06-22T10:38:27.672100652</dc:date>
    <meta:editing-duration>PT56S</meta:editing-duration>
    <meta:editing-cycles>2</meta:editing-cycles>
    <meta:generator>LibreOffice/4.2.8.2$Linux_X86_64 LibreOffice_project/420m0$Build-2</meta:generator>
    <meta:document-statistic meta:object-count="2"/>
  </office:meta>
</office:document-meta>
</file>